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account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bankId</text:p>
          </table:table-cell>
          <table:table-cell office:value-type="string">
            <text:p>name</text:p>
          </table:table-cell>
          <table:table-cell office:value-type="string">
            <text:p>color</text:p>
          </table:table-cell>
          <table:table-cell office:value-type="string">
            <text:p>type</text:p>
          </table:table-cell>
          <table:table-cell office:value-type="string">
            <text:p>number</text:p>
          </table:table-cell>
          <table:table-cell office:value-type="string">
            <text:p>visible</text:p>
          </table:table-cell>
          <table:table-cell office:value-type="string">
            <text:p>routing</text:p>
          </table:table-cell>
          <table:table-cell office:value-type="string">
            <text:p>key</text:p>
          </table:table-cell>
          <table:table-cell office:value-type="string">
            <text:p>iconId</text:p>
          </table:table-cell>
          <table:table-cell office:value-type="string">
            <text:p>sortOrder</text:p>
          </table:table-cell>
          <table:table-cell office:value-type="string">
            <text:p>currencyCode</text:p>
          </table:table-cell>
        </table:table-row>
      </table:table>
      <table:table table:name="bank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web</text:p>
          </table:table-cell>
          <table:table-cell office:value-type="string">
            <text:p>address</text:p>
          </table:table-cell>
          <table:table-cell office:value-type="string">
            <text:p>notes</text:p>
          </table:table-cell>
          <table:table-cell office:value-type="string">
            <text:p>iconId</text:p>
          </table:table-cell>
          <table:table-cell office:value-type="string">
            <text:p>online</text:p>
          </table:table-cell>
          <table:table-cell office:value-type="string">
            <text:p>fid</text:p>
          </table:table-cell>
          <table:table-cell office:value-type="string">
            <text:p>org</text:p>
          </table:table-cell>
          <table:table-cell office:value-type="string">
            <text:p>ofx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</table:table>
      <table:table table:name="bill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web</text:p>
          </table:table-cell>
          <table:table-cell office:value-type="string">
            <text:p>icon</text:p>
          </table:table-cell>
          <table:table-cell office:value-type="string">
            <text:p>notes</text:p>
          </table:table-cell>
          <table:table-cell office:value-type="string">
            <text:p>amount</text:p>
          </table:table-cell>
          <table:table-cell office:value-type="string">
            <text:p>account</text:p>
          </table:table-cell>
          <table:table-cell office:value-type="string">
            <text:p>category</text:p>
          </table:table-cell>
          <table:table-cell office:value-type="string">
            <text:p>showAdvanced</text:p>
          </table:table-cell>
          <table:table-cell office:value-type="string">
            <text:p>sortOrder</text:p>
          </table:table-cell>
          <table:table-cell office:value-type="string">
            <text:p>rrule</text:p>
          </table:table-cell>
        </table:table-row>
      </table:table>
      <table:table table:name="budget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sortOrder</text:p>
          </table:table-cell>
        </table:table-row>
      </table:table>
      <table:table table:name="categorie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amount</text:p>
          </table:table-cell>
        </table:table-row>
      </table:table>
      <table:table table:name="image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mi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buf</text:p>
          </table:table-cell>
        </table:table-row>
      </table:table>
      <table:table table:name="settings">
        <table:table-row>
          <table:table-cell office:value-type="string">
            <text:p>key</text:p>
          </table:table-cell>
          <table:table-cell office:value-type="string">
            <text:p>value</text:p>
          </table:table-cell>
        </table:table-row>
      </table:table>
      <table:table table:name="transaction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accountId</text:p>
          </table:table-cell>
          <table:table-cell office:value-type="string">
            <text:p>time</text:p>
          </table:table-cell>
          <table:table-cell office:value-type="string">
            <text:p>account</text:p>
          </table:table-cell>
          <table:table-cell office:value-type="string">
            <text:p>server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memo</text:p>
          </table:table-cell>
          <table:table-cell office:value-type="string">
            <text:p>amount</text:p>
          </table:table-cell>
          <table:table-cell office:value-type="string">
            <text:p>balanc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4.3</meta:generator>
  </office:meta>
</office:document-meta>
</file>